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debug/operationUpdates_1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media/image1.gif" manifest:media-type="image/gif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charset="x-symbol"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charset="x-symbol" style:font-family-generic="system" style:font-pitch="variable" style:name="Wingdings" svg:font-family="Wingdings" svg:panose-1="5 0 0 0 0 0 0 0 0 0"/>
  </office:font-face-decls>
  <office:automatic-styles>
    <text:list-style style:name="LFO1">
      <text:list-level-style-bullet text:bullet-char="" text:level="1" text:style-name="WW_CharLFO1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2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3">
      <text:list-level-style-number style:num-format="I" style:num-suffix="." text:level="1">
        <style:list-level-properties text:list-level-position-and-space-mode="label-alignment" text:min-label-width="0.5in" text:space-before="0.25in">
          <style:list-level-label-alignment fo:margin-left="0.75in" fo:text-indent="-0.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4">
      <text:list-level-style-bullet text:bullet-char="" text:level="1" text:style-name="WW_CharLFO4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Wingdings"/>
      </text:list-level-style-bullet>
      <text:list-level-style-bullet text:bullet-char="o" text:level="2" text:style-name="WW_CharLFO4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4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4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4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4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4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4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4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5">
      <text:list-level-style-bullet text:bullet-char="" text:level="1" text:style-name="WW_CharLFO5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Wingdings"/>
      </text:list-level-style-bullet>
      <text:list-level-style-bullet text:bullet-char="" text:level="2" text:style-name="WW_CharLFO5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Wingdings"/>
      </text:list-level-style-bullet>
      <text:list-level-style-bullet text:bullet-char="" text:level="3" text:style-name="WW_CharLFO5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5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5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5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5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5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5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6">
      <text:list-level-style-number style:num-format="I" style:num-suffix="." text:level="1">
        <style:list-level-properties text:list-level-position-and-space-mode="label-alignment" text:min-label-width="0.5in" text:space-before="0.25in">
          <style:list-level-label-alignment fo:margin-left="0.75in" fo:text-indent="-0.5in" text:label-followed-by="listtab"/>
        </style:list-level-properties>
      </text:list-level-style-number>
      <text:list-level-style-number style:num-format="i" style:num-suffix="." text:level="2">
        <style:list-level-properties fo:text-align="end"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7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8">
      <text:list-level-style-number style:num-format="1" style:num-suffix="." text:level="1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</text:list-level-style-number>
      <text:list-level-style-number style:num-format="1" style:num-suffix=".1" text:level="2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625in">
          <style:list-level-label-alignment fo:margin-left="1.7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3.125in">
          <style:list-level-label-alignment fo:margin-left="3.25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625in">
          <style:list-level-label-alignment fo:margin-left="4.75in" fo:text-indent="-0.125in" text:label-followed-by="listtab"/>
        </style:list-level-properties>
      </text:list-level-style-number>
    </text:list-style>
    <text:list-style style:name="LFO9">
      <text:list-level-style-number style:num-format="1" style:num-suffix="." text:level="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0.3in" text:space-before="0.25in">
          <style:list-level-label-alignment fo:margin-left="0.55in" fo:text-indent="-0.3in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0.35in" text:space-before="0.5in">
          <style:list-level-label-alignment fo:margin-left="0.85in" fo:text-indent="-0.35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0.45in" text:space-before="0.75in">
          <style:list-level-label-alignment fo:margin-left="1.2in" fo:text-indent="-0.4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0.55in" text:space-before="1in">
          <style:list-level-label-alignment fo:margin-left="1.55in" fo:text-indent="-0.5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0.65in" text:space-before="1.25in">
          <style:list-level-label-alignment fo:margin-left="1.9in" fo:text-indent="-0.65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0.75in" text:space-before="1.5in">
          <style:list-level-label-alignment fo:margin-left="2.25in" fo:text-indent="-0.75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0.85in" text:space-before="1.75in">
          <style:list-level-label-alignment fo:margin-left="2.6in" fo:text-indent="-0.8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1in" text:space-before="2in">
          <style:list-level-label-alignment fo:margin-left="3in" fo:text-indent="-1in" text:label-followed-by="listtab"/>
        </style:list-level-properties>
      </text:list-level-style-number>
    </text:list-style>
    <text:list-style style:name="LFO10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1">
      <text:list-level-style-number style:num-format="1" style:num-suffix="." text:level="1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0.75in" text:space-before="0in">
          <style:list-level-label-alignment fo:margin-left="0.75in" fo:text-indent="-0.7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0.75in" text:space-before="0in">
          <style:list-level-label-alignment fo:margin-left="0.75in" fo:text-indent="-0.7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1in" text:space-before="0in">
          <style:list-level-label-alignment fo:margin-left="1in" fo:text-indent="-1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1in" text:space-before="0in">
          <style:list-level-label-alignment fo:margin-left="1in" fo:text-indent="-1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1.25in" text:space-before="0in">
          <style:list-level-label-alignment fo:margin-left="1.25in" fo:text-indent="-1.2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1.25in" text:space-before="0in">
          <style:list-level-label-alignment fo:margin-left="1.25in" fo:text-indent="-1.25in" text:label-followed-by="listtab"/>
        </style:list-level-properties>
      </text:list-level-style-number>
    </text:list-style>
    <text:list-style style:name="LFO12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3">
      <text:list-level-style-number style:num-format="1" style:num-suffix="." text:level="1" text:start-value="99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4">
      <text:list-level-style-number style:num-format="1" style:num-suffix="." text:level="1" text:start-value="5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5">
      <text:list-level-style-image text:level="1" xlink:actuate="onLoad" xlink:href="media/image1.gif" xlink:show="embed" xlink:type="simple">
        <style:list-level-properties fo:height="0.1388in" fo:width="0.1388in" style:vertical-pos="middle" style:vertical-rel="line"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image>
      <text:list-level-style-bullet text:bullet-char="o" text:level="2" text:style-name="WW_CharLFO15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5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5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5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5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5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5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5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16">
      <text:list-level-style-bullet text:bullet-char="" text:level="1" text:style-name="WW_CharLFO16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Wingdings"/>
      </text:list-level-style-bullet>
      <text:list-level-style-bullet text:bullet-char="o" text:level="2" text:style-name="WW_CharLFO16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6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6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6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6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6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6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6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text:list-style style:name="LFO17">
      <text:list-level-style-bullet text:bullet-char="" text:level="1" text:style-name="WW_CharLFO17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7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7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7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7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7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7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7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7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text:list-style style:name="LFO18">
      <text:list-level-style-bullet text:bullet-char="" text:level="1" text:style-name="WW_CharLFO18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8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8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8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8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8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8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8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8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style:style style:family="paragraph" style:master-page-name="MP0" style:name="P1" style:parent-style-name="Titel">
      <style:paragraph-properties fo:break-before="page"/>
    </style:style>
    <style:style style:family="paragraph" style:name="P2" style:parent-style-name="Listenabsatz"/>
    <style:style style:family="paragraph" style:name="P3" style:parent-style-name="Listenabsatz"/>
    <style:style style:family="paragraph" style:name="P4" style:parent-style-name="Listenabsatz"/>
    <style:style style:family="paragraph" style:name="P5" style:parent-style-name="Listenabsatz"/>
    <style:style style:family="paragraph" style:name="P6" style:parent-style-name="Listenabsatz"/>
    <style:style style:family="paragraph" style:name="P7" style:parent-style-name="Listenabsatz"/>
    <style:style style:family="paragraph" style:name="P8" style:parent-style-name="Listenabsatz"/>
    <style:style style:family="paragraph" style:name="P9" style:parent-style-name="Listenabsatz"/>
    <style:style style:family="paragraph" style:name="P10" style:parent-style-name="Listenabsatz"/>
    <style:style style:family="paragraph" style:name="P11" style:parent-style-name="Listenabsatz"/>
    <style:style style:family="paragraph" style:name="P12" style:parent-style-name="Listenabsatz"/>
    <style:style style:family="paragraph" style:name="P13" style:parent-style-name="Listenabsatz"/>
    <style:style style:family="paragraph" style:name="P14" style:parent-style-name="Listenabsatz"/>
    <style:style style:family="paragraph" style:name="P15" style:parent-style-name="Listenabsatz"/>
    <style:style style:family="paragraph" style:name="P16" style:parent-style-name="Listenabsatz"/>
    <style:style style:family="paragraph" style:name="P17" style:parent-style-name="Listenabsatz"/>
    <style:style style:family="paragraph" style:name="P18" style:parent-style-name="Listenabsatz"/>
    <style:style style:family="paragraph" style:name="P19" style:parent-style-name="Listenabsatz"/>
    <style:style style:family="paragraph" style:name="P20" style:parent-style-name="Listenabsatz"/>
    <style:style style:family="paragraph" style:name="P21" style:parent-style-name="Listenabsatz"/>
    <style:style style:family="paragraph" style:name="P22" style:parent-style-name="Listenabsatz"/>
    <style:style style:family="paragraph" style:name="P23" style:parent-style-name="Listenabsatz"/>
    <style:style style:family="paragraph" style:name="P24" style:parent-style-name="Listenabsatz"/>
    <style:style style:family="paragraph" style:name="P25" style:parent-style-name="Listenabsatz"/>
    <style:style style:family="paragraph" style:name="P26" style:parent-style-name="Listenabsatz"/>
    <style:style style:family="paragraph" style:name="P27" style:parent-style-name="Listenabsatz"/>
    <style:style style:family="paragraph" style:name="P28" style:parent-style-name="Listenabsatz"/>
    <style:style style:family="paragraph" style:name="P29" style:parent-style-name="Listenabsatz"/>
    <style:style style:family="paragraph" style:name="P30" style:parent-style-name="Listenabsatz"/>
  </office:automatic-styles>
  <office:body>
    <office:text text:use-soft-page-breaks="true">
      <text:p text:style-name="P1">Bullets &amp; Svante &amp;<text:s/>Numbering</text:p>
      <text:p text:style-name="Untertitel">Examples</text:p>
      <text:h text:outline-level="2" text:style-name="Überschrift2">Bullets</text:h>
      <text:list text:continue-numbering="true" text:style-name="LFO1">
        <text:list-item>
          <text:p text:style-name="P2">Lorem ipsum dolor sit amet, consetetur sadipscing elitr, <text:s/>sed diam nonumy eirmod tempor invidunt ut labore et dolore magna aliquyam erat, sed diam voluptua.</text:p>
          <text:list text:continue-numbering="true">
            <text:list-item>
              <text:p text:style-name="P3">Lorem ipsum dolor sit amet, consetetur sadipscing elitr, <text:s/>sed diam nonumy eirmod tempor invidunt ut labore et dolore magna aliquyam erat, sed diam voluptua.</text:p>
            </text:list-item>
            <text:list-item>
              <text:p text:style-name="P4">Lorem ipsum dolor sit amet, consetetur sadipscing elitr, <text:s/>sed diam nonumy eirmod tempor invidunt ut labore et dolore magna aliquyam erat, sed diam voluptua.</text:p>
            </text:list-item>
          </text:list>
        </text:list-item>
        <text:list-item>
          <text:p text:style-name="P5">Lorem ipsum dolor sit amet, consetetur sadipscing elitr, <text:s/>sed diam nonumy eirmod tempor invidunt ut labore et dolore magna aliquyam erat, sed diam voluptua.</text:p>
        </text:list-item>
      </text:list>
      <text:p text:style-name="Standard"/>
      <text:h text:outline-level="2" text:style-name="Überschrift2">Bullets, different Style</text:h>
      <text:list text:continue-numbering="true" text:style-name="LFO4">
        <text:list-item>
          <text:p text:style-name="P6">Lorem ipsum dolor sit amet, consetetur sadipscing elitr, <text:s/>sed diam nonumy eirmod tempor invidunt ut labore et dolore magna aliquyam erat, sed diam voluptua.</text:p>
        </text:list-item>
      </text:list>
      <text:list text:continue-numbering="true" text:style-name="LFO5">
        <text:list-item>
          <text:list>
            <text:list-item>
              <text:p text:style-name="P7">Lorem ipsum dolor sit amet, consetetur sadipscing elitr, <text:s/>sed diam nonumy eirmod tempor invidunt ut labore et dolore magna aliquyam erat, sed diam voluptua.</text:p>
            </text:list-item>
            <text:list-item>
              <text:p text:style-name="P8">Lorem ipsum dolor sit amet, consetetur sadipscing elitr, <text:s/>sed diam nonumy eirmod tempor invidunt ut labore et dolore magna aliquyam erat, sed diam voluptua.</text:p>
            </text:list-item>
          </text:list>
        </text:list-item>
      </text:list>
      <text:list text:continue-numbering="true" text:style-name="LFO4">
        <text:list-item>
          <text:p text:style-name="P9">Lorem ipsum dolor sit amet, consetetur sadipscing elitr, <text:s/>sed diam nonumy eirmod tempor invidunt ut labore et dolore magna aliquyam erat, sed diam voluptua.</text:p>
        </text:list-item>
      </text:list>
      <text:p text:style-name="Standard"/>
      <text:h text:outline-level="2" text:style-name="Überschrift2">Bullets with Colors</text:h>
      <text:list text:continue-numbering="true" text:style-name="LFO18">
        <text:list-item>
          <text:p text:style-name="P10">Lorem ipsum dolor sit amet, consetetur sadipscing elitr, <text:s/>sed diam nonumy eirmod tempor invidunt ut labore et dolore magna aliquyam erat, sed diam voluptua.</text:p>
        </text:list-item>
        <text:list-item>
          <text:p text:style-name="P11">Lorem ipsum dolor sit amet, consetetur sadipscing elitr, <text:s/>sed diam nonumy eirmod tempor invidunt ut labore et dolore magna aliquyam erat, sed diam voluptua.</text:p>
        </text:list-item>
      </text:list>
      <text:h text:outline-level="2" text:style-name="Überschrift2"/>
      <text:h text:outline-level="2" text:style-name="Überschrift2">Bullets with Images</text:h>
      <text:list text:continue-numbering="true" text:style-name="LFO15">
        <text:list-item>
          <text:p text:style-name="P12">Lorem ipsum dolor sit amet, consetetur sadipscing elitr, <text:s/>sed diam nonumy eirmod tempor invidunt ut labore et dolore magna aliquyam erat, sed diam voluptua.</text:p>
        </text:list-item>
        <text:list-item>
          <text:p text:style-name="P13">Lorem ipsum dolor sit amet, consetetur sadipscing elitr, <text:s/>sed diam nonumy eirmod tempor invidunt ut labore et dolore magna aliquyam erat, sed diam voluptua.</text:p>
        </text:list-item>
      </text:list>
      <text:p text:style-name="Standard"/>
      <text:h text:outline-level="2" text:style-name="Überschrift2">Numbers</text:h>
      <text:list text:continue-numbering="true" text:style-name="LFO2">
        <text:list-item>
          <text:p text:style-name="P14">Lorem ipsum dolor sit amet, consetetur sadipscing elitr, <text:s/>sed diam nonumy eirmod tempor invidunt ut labore et dolore magna aliquyam erat, sed diam voluptua.</text:p>
        </text:list-item>
        <text:list-item>
          <text:p text:style-name="P15">Lorem ipsum dolor sit amet, consetetur sadipscing elitr, <text:s/>sed diam nonumy eirmod tempor invidunt ut labore et dolore magna aliquyam erat, sed diam voluptua.</text:p>
          <text:list text:continue-numbering="true">
            <text:list-item>
              <text:p text:style-name="P16">Lorem ipsum dolor sit amet, consetetur sadipscing elitr, <text:s/>sed diam nonumy eirmod tempor invidunt ut labore et dolore magna aliquyam erat, sed diam voluptua.</text:p>
            </text:list-item>
            <text:list-item>
              <text:p text:style-name="P17">Lorem ipsum dolor sit amet, consetetur sadipscing elitr, <text:s/>sed diam nonumy eirmod tempor invidunt ut labore et dolore magna aliquyam erat, sed diam voluptua.</text:p>
            </text:list-item>
          </text:list>
        </text:list-item>
        <text:list-item>
          <text:p text:style-name="P18">Lorem ipsum dolor sit amet, consetetur sadipscing elitr, <text:s/>sed diam nonumy eirmod tempor invidunt ut labore et dolore magna aliquyam erat, sed diam voluptua.</text:p>
        </text:list-item>
      </text:list>
      <text:p text:style-name="Standard"/>
      <text:p text:style-name="Standard">Numbers, Roman</text:p>
      <text:p text:style-name="Standard"/>
      <text:list text:continue-numbering="true" text:style-name="LFO3">
        <text:list-item>
          <text:p text:style-name="P19">Lorem ipsum dolor sit amet, consetetur sadipscing elitr, <text:s/>sed diam nonumy eirmod tempor invidunt ut labore et dolore magna aliquyam erat, sed diam voluptua.</text:p>
        </text:list-item>
        <text:list-item>
          <text:p text:style-name="P20">Lorem ipsum dolor sit amet, consetetur sadipscing elitr, <text:s/>sed diam nonumy eirmod tempor invidunt ut labore et dolore magna aliquyam erat, sed diam voluptua.</text:p>
        </text:list-item>
      </text:list>
      <text:list text:continue-numbering="true" text:style-name="LFO6">
        <text:list-item>
          <text:list>
            <text:list-item>
              <text:p text:style-name="P21">Lorem ipsum dolor sit amet, consetetur sadipscing elitr, <text:s/>sed diam nonumy eirmod tempor invidunt ut labore et dolore magna aliquyam erat, sed diam voluptua.</text:p>
            </text:list-item>
            <text:list-item>
              <text:p text:style-name="P22">….</text:p>
            </text:list-item>
          </text:list>
        </text:list-item>
      </text:list>
      <text:p text:style-name="Standard"/>
      <text:h text:outline-level="2" text:style-name="Überschrift2"><text:s/>Numbers, multilevel list</text:h>
      <text:list text:continue-numbering="true" text:style-name="LFO9">
        <text:list-item>
          <text:p text:style-name="P23">Lorem ipsum dolor sit amet, consetetur sadipscing elitr, <text:s/>sed diam nonumy eirmod tempor invidunt ut labore et dolore magna aliquyam erat, sed diam voluptua.</text:p>
          <text:list text:continue-numbering="true">
            <text:list-item>
              <text:p text:style-name="P24">Lorem ipsum dolor sit amet, consetetur sadipscing elitr, <text:s/>sed diam nonumy eirmod tempor invidunt ut labore et dolore magna aliquyam erat, sed diam voluptua.</text:p>
            </text:list-item>
            <text:list-item>
              <text:p text:style-name="P25">Lorem ipsum dolor sit amet, consetetur sadipscing elitr, <text:s/>sed diam nonumy eirmod tempor invidunt ut labore et dolore magna aliquyam erat, sed diam voluptua.<text:s/></text:p>
              <text:list text:continue-numbering="true">
                <text:list-item>
                  <text:p text:style-name="P26">Lorem ipsum dolor sit amet, consetetur sadipscing elitr, <text:s/>sed diam nonumy eirmod tempor invidunt ut labore et dolore magna aliquyam erat, sed diam voluptua.<text:s/></text:p>
                </text:list-item>
              </text:list>
            </text:list-item>
            <text:list-item>
              <text:p text:style-name="P27">Lorem ipsum dolor sit amet, consetetur sadipscing elitr, <text:s/>sed diam nonumy eirmod tempor invidunt ut labore et dolore magna aliquyam erat, sed diam voluptua.</text:p>
            </text:list-item>
          </text:list>
        </text:list-item>
      </text:list>
      <text:p text:style-name="Standard"/>
      <text:soft-page-break/>
      <text:h text:outline-level="2" text:style-name="Überschrift2">Numbers, set second paragraph to number<text:s/>5</text:h>
      <text:list text:continue-numbering="true" text:style-name="LFO12">
        <text:list-item>
          <text:p text:style-name="P28">Lorem ipsum dolor sit amet, consetetur sadipscing elitr, <text:s/>sed diam nonumy eirmod tempor invidunt ut labore et dolore magna aliquyam erat, sed diam voluptua.</text:p>
        </text:list-item>
      </text:list>
      <text:list text:continue-numbering="true" text:style-name="LFO14">
        <text:list-item>
          <text:p text:style-name="P29">Lorem ipsum dolor sit amet, consetetur sadipscing elitr, <text:s/>sed diam nonumy eirmod tempor invidunt ut labore et dolore magna aliquyam erat, sed diam voluptua.</text:p>
        </text:list-item>
        <text:list-item>
          <text:p text:style-name="P30">…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charset="x-symbol" style:font-family-generic="roman" style:font-pitch="variable" style:name="Symbol" svg:font-family="Symbol" svg:panose-1="5 5 1 2 1 7 6 2 5 7"/>
    <style:font-face style:font-family-generic="modern" style:font-pitch="fixed" style:name="Courier New" svg:font-family="Courier New" svg:panose-1="2 7 3 9 2 2 5 2 4 4"/>
    <style:font-face style:font-charset="x-symbol" style:font-family-generic="system" style:font-pitch="variable" style:name="Wingdings" svg:font-family="Wingdings" svg:panose-1="5 0 0 0 0 0 0 0 0 0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2" fo:padding="0in" fo:text-align="start" fo:widows="2" style:line-break="strict" style:punctuation-wrap="hanging" style:shadow="none" style:snap-to-layout-grid="true" style:tab-stop-distance="0.5909in" style:text-autospace="ideograph-alpha" style:writing-mode="lr-tb" text:number-lines="true"/>
      <style:text-properties fo:background-color="transparent" fo:country="US" fo:font-size="12pt" fo:font-style="normal" fo:font-variant="normal" fo:font-weight="normal" fo:hyphenate="true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efault-outline-level="1" style:display-name="Überschrift 1" style:family="paragraph" style:name="Überschrift1" style:next-style-name="Standard" style:parent-style-name="Standard">
      <style:paragraph-properties fo:keep-together="always" fo:keep-with-next="always" fo:margin-top="0.3333in"/>
      <style:text-properties fo:color="#345A8A" fo:font-size="16pt" fo:font-weight="bold" fo:hyphenate="false" style:font-name="Calibri" style:font-name-asian="MS Gothic" style:font-name-complex="Times New Roman" style:font-size-asian="16pt" style:font-size-complex="16pt" style:font-weight-asian="bold" style:font-weight-complex="bold"/>
    </style:style>
    <style:style style:default-outline-level="2" style:display-name="Überschrift 2" style:family="paragraph" style:name="Überschrift2" style:next-style-name="Standard" style:parent-style-name="Standard">
      <style:paragraph-properties fo:keep-together="always" fo:keep-with-next="always" fo:margin-top="0.1388in"/>
      <style:text-properties fo:color="#4F81BD" fo:font-size="13pt" fo:font-weight="bold" fo:hyphenate="false" style:font-name="Calibri" style:font-name-asian="MS Gothic" style:font-name-complex="Times New Roman" style:font-size-asian="13pt" style:font-size-complex="13pt" style:font-weight-asian="bold" style:font-weight-complex="bold"/>
    </style:style>
    <style:style style:display-name="Standard" style:family="paragraph" style:name="Standard">
      <style:text-properties fo:hyphenate="false"/>
    </style:style>
    <style:style style:display-name="Absatz-Standardschriftart" style:family="text" style:name="Absatz-Standardschriftart"/>
    <style:style style:display-name="Titel" style:family="paragraph" style:name="Titel" style:next-style-name="Standard" style:parent-style-name="Standard">
      <style:paragraph-properties fo:border-bottom="0.0138in solid #4F81BD" fo:border-left="none" fo:border-right="none" fo:border-top="none" fo:margin-bottom="0.2083in" fo:padding-bottom="0.0555in" fo:padding-left="0in" fo:padding-right="0in" fo:padding-top="0in" style:shadow="none"/>
      <style:text-properties fo:color="#17365D" fo:font-size="26pt" fo:hyphenate="false" fo:letter-spacing="0.0034in" style:font-name="Calibri" style:font-name-asian="MS Gothic" style:font-name-complex="Times New Roman" style:font-size-asian="26pt" style:font-size-complex="26pt" style:letter-kerning="true"/>
    </style:style>
    <style:style style:display-name="Titel Zchn" style:family="text" style:name="TitelZchn" style:parent-style-name="Absatz-Standardschriftart">
      <style:text-properties fo:color="#17365D" fo:font-size="26pt" fo:letter-spacing="0.0034in" style:font-name="Calibri" style:font-name-asian="MS Gothic" style:font-name-complex="Times New Roman" style:font-size-asian="26pt" style:font-size-complex="26pt" style:letter-kerning="true"/>
    </style:style>
    <style:style style:display-name="Untertitel" style:family="paragraph" style:name="Untertitel" style:next-style-name="Standard" style:parent-style-name="Standard">
      <style:text-properties fo:color="#4F81BD" fo:font-style="italic" fo:hyphenate="false" fo:letter-spacing="0.0104in" style:font-name="Calibri" style:font-name-asian="MS Gothic" style:font-name-complex="Times New Roman" style:font-style-asian="italic" style:font-style-complex="italic"/>
    </style:style>
    <style:style style:display-name="Untertitel Zchn" style:family="text" style:name="UntertitelZchn" style:parent-style-name="Absatz-Standardschriftart">
      <style:text-properties fo:color="#4F81BD" fo:font-style="italic" fo:letter-spacing="0.0104in" style:font-name="Calibri" style:font-name-asian="MS Gothic" style:font-name-complex="Times New Roman" style:font-style-asian="italic" style:font-style-complex="italic"/>
    </style:style>
    <style:style style:display-name="Überschrift 1 Zchn" style:family="text" style:name="Überschrift1Zchn" style:parent-style-name="Absatz-Standardschriftar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style:style style:display-name="Listenabsatz" style:family="paragraph" style:name="Listenabsatz" style:parent-style-name="Standard">
      <style:paragraph-properties fo:margin-left="0.5in">
        <style:tab-stops/>
      </style:paragraph-properties>
      <style:text-properties fo:hyphenate="false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</text:outline-style>
    <style:style style:family="text" style:name="WW_CharLFO1LVL1">
      <style:text-properties style:font-name="Symbol" style:font-name-asian="MS Mincho" style:font-name-complex="Times New Roman"/>
    </style:style>
    <style:style style:family="text" style:name="WW_CharLFO1LVL2">
      <style:text-properties style:font-name="Courier New" style:font-name-complex="Courier New"/>
    </style:style>
    <style:style style:family="text" style:name="WW_CharLFO1LVL3">
      <style:text-properties style:font-name="Wingdings"/>
    </style:style>
    <style:style style:family="text" style:name="WW_CharLFO1LVL4">
      <style:text-properties style:font-name="Symbol"/>
    </style:style>
    <style:style style:family="text" style:name="WW_CharLFO1LVL5">
      <style:text-properties style:font-name="Courier New" style:font-name-complex="Courier New"/>
    </style:style>
    <style:style style:family="text" style:name="WW_CharLFO1LVL6">
      <style:text-properties style:font-name="Wingdings"/>
    </style:style>
    <style:style style:family="text" style:name="WW_CharLFO1LVL7">
      <style:text-properties style:font-name="Symbol"/>
    </style:style>
    <style:style style:family="text" style:name="WW_CharLFO1LVL8">
      <style:text-properties style:font-name="Courier New" style:font-name-complex="Courier New"/>
    </style:style>
    <style:style style:family="text" style:name="WW_CharLFO1LVL9">
      <style:text-properties style:font-name="Wingdings"/>
    </style:style>
    <style:style style:family="text" style:name="WW_CharLFO4LVL1">
      <style:text-properties style:font-name="Wingdings"/>
    </style:style>
    <style:style style:family="text" style:name="WW_CharLFO4LVL2">
      <style:text-properties style:font-name="Courier New" style:font-name-complex="Courier New"/>
    </style:style>
    <style:style style:family="text" style:name="WW_CharLFO4LVL3">
      <style:text-properties style:font-name="Wingdings"/>
    </style:style>
    <style:style style:family="text" style:name="WW_CharLFO4LVL4">
      <style:text-properties style:font-name="Symbol"/>
    </style:style>
    <style:style style:family="text" style:name="WW_CharLFO4LVL5">
      <style:text-properties style:font-name="Courier New" style:font-name-complex="Courier New"/>
    </style:style>
    <style:style style:family="text" style:name="WW_CharLFO4LVL6">
      <style:text-properties style:font-name="Wingdings"/>
    </style:style>
    <style:style style:family="text" style:name="WW_CharLFO4LVL7">
      <style:text-properties style:font-name="Symbol"/>
    </style:style>
    <style:style style:family="text" style:name="WW_CharLFO4LVL8">
      <style:text-properties style:font-name="Courier New" style:font-name-complex="Courier New"/>
    </style:style>
    <style:style style:family="text" style:name="WW_CharLFO4LVL9">
      <style:text-properties style:font-name="Wingdings"/>
    </style:style>
    <style:style style:family="text" style:name="WW_CharLFO5LVL1">
      <style:text-properties style:font-name="Wingdings"/>
    </style:style>
    <style:style style:family="text" style:name="WW_CharLFO5LVL2">
      <style:text-properties style:font-name="Wingdings"/>
    </style:style>
    <style:style style:family="text" style:name="WW_CharLFO5LVL3">
      <style:text-properties style:font-name="Wingdings"/>
    </style:style>
    <style:style style:family="text" style:name="WW_CharLFO5LVL4">
      <style:text-properties style:font-name="Symbol"/>
    </style:style>
    <style:style style:family="text" style:name="WW_CharLFO5LVL5">
      <style:text-properties style:font-name="Courier New" style:font-name-complex="Courier New"/>
    </style:style>
    <style:style style:family="text" style:name="WW_CharLFO5LVL6">
      <style:text-properties style:font-name="Wingdings"/>
    </style:style>
    <style:style style:family="text" style:name="WW_CharLFO5LVL7">
      <style:text-properties style:font-name="Symbol"/>
    </style:style>
    <style:style style:family="text" style:name="WW_CharLFO5LVL8">
      <style:text-properties style:font-name="Courier New" style:font-name-complex="Courier New"/>
    </style:style>
    <style:style style:family="text" style:name="WW_CharLFO5LVL9">
      <style:text-properties style:font-name="Wingdings"/>
    </style:style>
    <style:style style:family="text" style:name="WW_CharLFO15LVL1">
      <style:text-properties style:font-name="Symbol" style:font-name-asian="MS Mincho" style:font-name-complex="Times New Roman" style:use-window-font-color="true"/>
    </style:style>
    <style:style style:family="text" style:name="WW_CharLFO15LVL2">
      <style:text-properties style:font-name="Courier New" style:font-name-complex="Courier New"/>
    </style:style>
    <style:style style:family="text" style:name="WW_CharLFO15LVL3">
      <style:text-properties style:font-name="Wingdings"/>
    </style:style>
    <style:style style:family="text" style:name="WW_CharLFO15LVL4">
      <style:text-properties style:font-name="Symbol"/>
    </style:style>
    <style:style style:family="text" style:name="WW_CharLFO15LVL5">
      <style:text-properties style:font-name="Courier New" style:font-name-complex="Courier New"/>
    </style:style>
    <style:style style:family="text" style:name="WW_CharLFO15LVL6">
      <style:text-properties style:font-name="Wingdings"/>
    </style:style>
    <style:style style:family="text" style:name="WW_CharLFO15LVL7">
      <style:text-properties style:font-name="Symbol"/>
    </style:style>
    <style:style style:family="text" style:name="WW_CharLFO15LVL8">
      <style:text-properties style:font-name="Courier New" style:font-name-complex="Courier New"/>
    </style:style>
    <style:style style:family="text" style:name="WW_CharLFO15LVL9">
      <style:text-properties style:font-name="Wingdings"/>
    </style:style>
    <style:style style:family="text" style:name="WW_CharLFO16LVL1">
      <style:text-properties style:font-name="Wingdings"/>
    </style:style>
    <style:style style:family="text" style:name="WW_CharLFO16LVL2">
      <style:text-properties style:font-name="Courier New" style:font-name-complex="Courier New"/>
    </style:style>
    <style:style style:family="text" style:name="WW_CharLFO16LVL3">
      <style:text-properties style:font-name="Wingdings"/>
    </style:style>
    <style:style style:family="text" style:name="WW_CharLFO16LVL4">
      <style:text-properties style:font-name="Symbol"/>
    </style:style>
    <style:style style:family="text" style:name="WW_CharLFO16LVL5">
      <style:text-properties style:font-name="Courier New" style:font-name-complex="Courier New"/>
    </style:style>
    <style:style style:family="text" style:name="WW_CharLFO16LVL6">
      <style:text-properties style:font-name="Wingdings"/>
    </style:style>
    <style:style style:family="text" style:name="WW_CharLFO16LVL7">
      <style:text-properties style:font-name="Symbol"/>
    </style:style>
    <style:style style:family="text" style:name="WW_CharLFO16LVL8">
      <style:text-properties style:font-name="Courier New" style:font-name-complex="Courier New"/>
    </style:style>
    <style:style style:family="text" style:name="WW_CharLFO16LVL9">
      <style:text-properties style:font-name="Wingdings"/>
    </style:style>
    <style:style style:family="text" style:name="WW_CharLFO17LVL1">
      <style:text-properties style:font-name="Symbol"/>
    </style:style>
    <style:style style:family="text" style:name="WW_CharLFO17LVL2">
      <style:text-properties style:font-name="Courier New" style:font-name-complex="Courier New"/>
    </style:style>
    <style:style style:family="text" style:name="WW_CharLFO17LVL3">
      <style:text-properties style:font-name="Wingdings"/>
    </style:style>
    <style:style style:family="text" style:name="WW_CharLFO17LVL4">
      <style:text-properties style:font-name="Symbol"/>
    </style:style>
    <style:style style:family="text" style:name="WW_CharLFO17LVL5">
      <style:text-properties style:font-name="Courier New" style:font-name-complex="Courier New"/>
    </style:style>
    <style:style style:family="text" style:name="WW_CharLFO17LVL6">
      <style:text-properties style:font-name="Wingdings"/>
    </style:style>
    <style:style style:family="text" style:name="WW_CharLFO17LVL7">
      <style:text-properties style:font-name="Symbol"/>
    </style:style>
    <style:style style:family="text" style:name="WW_CharLFO17LVL8">
      <style:text-properties style:font-name="Courier New" style:font-name-complex="Courier New"/>
    </style:style>
    <style:style style:family="text" style:name="WW_CharLFO17LVL9">
      <style:text-properties style:font-name="Wingdings"/>
    </style:style>
    <style:style style:family="text" style:name="WW_CharLFO18LVL1">
      <style:text-properties fo:color="#00B050" style:font-name="Symbol"/>
    </style:style>
    <style:style style:family="text" style:name="WW_CharLFO18LVL2">
      <style:text-properties style:font-name="Courier New" style:font-name-complex="Courier New"/>
    </style:style>
    <style:style style:family="text" style:name="WW_CharLFO18LVL3">
      <style:text-properties style:font-name="Wingdings"/>
    </style:style>
    <style:style style:family="text" style:name="WW_CharLFO18LVL4">
      <style:text-properties style:font-name="Symbol"/>
    </style:style>
    <style:style style:family="text" style:name="WW_CharLFO18LVL5">
      <style:text-properties style:font-name="Courier New" style:font-name-complex="Courier New"/>
    </style:style>
    <style:style style:family="text" style:name="WW_CharLFO18LVL6">
      <style:text-properties style:font-name="Wingdings"/>
    </style:style>
    <style:style style:family="text" style:name="WW_CharLFO18LVL7">
      <style:text-properties style:font-name="Symbol"/>
    </style:style>
    <style:style style:family="text" style:name="WW_CharLFO18LVL8">
      <style:text-properties style:font-name="Courier New" style:font-name-complex="Courier New"/>
    </style:style>
    <style:style style:family="text" style:name="WW_CharLFO18LVL9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hadow="visible" draw:shadow-color="#000000" draw:shadow-offset-x="0in" draw:shadow-offset-y="0.02515in" draw:shadow-opacity="35%" draw:stroke="solid" svg:stroke-color="#4a7ebb" svg:stroke-linecap="butt" svg:stroke-opacity="100%" svg:stroke-width="0.01042in"/>
    </style:default-style>
    <draw:gradient draw:angle="1800" draw:end-color="#9bc1ff" draw:end-intensity="100%" draw:name="a0" draw:start-color="#3f80cd" draw:start-intensity="100%" draw:style="linear"/>
  </office:styles>
  <office:automatic-styles>
    <text:list-style style:name="LFO1">
      <text:list-level-style-bullet text:bullet-char="" text:level="1" text:style-name="WW_CharLFO1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2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3">
      <text:list-level-style-number style:num-format="I" style:num-suffix="." text:level="1">
        <style:list-level-properties text:list-level-position-and-space-mode="label-alignment" text:min-label-width="0.5in" text:space-before="0.25in">
          <style:list-level-label-alignment fo:margin-left="0.75in" fo:text-indent="-0.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4">
      <text:list-level-style-bullet text:bullet-char="" text:level="1" text:style-name="WW_CharLFO4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Wingdings"/>
      </text:list-level-style-bullet>
      <text:list-level-style-bullet text:bullet-char="o" text:level="2" text:style-name="WW_CharLFO4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4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4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4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4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4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4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4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5">
      <text:list-level-style-bullet text:bullet-char="" text:level="1" text:style-name="WW_CharLFO5LVL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  <style:text-properties style:font-name="Wingdings"/>
      </text:list-level-style-bullet>
      <text:list-level-style-bullet text:bullet-char="" text:level="2" text:style-name="WW_CharLFO5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Wingdings"/>
      </text:list-level-style-bullet>
      <text:list-level-style-bullet text:bullet-char="" text:level="3" text:style-name="WW_CharLFO5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5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5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5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5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5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5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6">
      <text:list-level-style-number style:num-format="I" style:num-suffix="." text:level="1">
        <style:list-level-properties text:list-level-position-and-space-mode="label-alignment" text:min-label-width="0.5in" text:space-before="0.25in">
          <style:list-level-label-alignment fo:margin-left="0.75in" fo:text-indent="-0.5in" text:label-followed-by="listtab"/>
        </style:list-level-properties>
      </text:list-level-style-number>
      <text:list-level-style-number style:num-format="i" style:num-suffix="." text:level="2">
        <style:list-level-properties fo:text-align="end"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7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8">
      <text:list-level-style-number style:num-format="1" style:num-suffix="." text:level="1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</text:list-level-style-number>
      <text:list-level-style-number style:num-format="1" style:num-suffix=".1" text:level="2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625in">
          <style:list-level-label-alignment fo:margin-left="1.7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3.125in">
          <style:list-level-label-alignment fo:margin-left="3.25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625in">
          <style:list-level-label-alignment fo:margin-left="4.75in" fo:text-indent="-0.125in" text:label-followed-by="listtab"/>
        </style:list-level-properties>
      </text:list-level-style-number>
    </text:list-style>
    <text:list-style style:name="LFO9">
      <text:list-level-style-number style:num-format="1" style:num-suffix="." text:level="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0.3in" text:space-before="0.25in">
          <style:list-level-label-alignment fo:margin-left="0.55in" fo:text-indent="-0.3in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0.35in" text:space-before="0.5in">
          <style:list-level-label-alignment fo:margin-left="0.85in" fo:text-indent="-0.35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0.45in" text:space-before="0.75in">
          <style:list-level-label-alignment fo:margin-left="1.2in" fo:text-indent="-0.4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0.55in" text:space-before="1in">
          <style:list-level-label-alignment fo:margin-left="1.55in" fo:text-indent="-0.5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0.65in" text:space-before="1.25in">
          <style:list-level-label-alignment fo:margin-left="1.9in" fo:text-indent="-0.65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0.75in" text:space-before="1.5in">
          <style:list-level-label-alignment fo:margin-left="2.25in" fo:text-indent="-0.75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0.85in" text:space-before="1.75in">
          <style:list-level-label-alignment fo:margin-left="2.6in" fo:text-indent="-0.8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1in" text:space-before="2in">
          <style:list-level-label-alignment fo:margin-left="3in" fo:text-indent="-1in" text:label-followed-by="listtab"/>
        </style:list-level-properties>
      </text:list-level-style-number>
    </text:list-style>
    <text:list-style style:name="LFO10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1">
      <text:list-level-style-number style:num-format="1" style:num-suffix="." text:level="1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2" text:level="2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 text:min-label-width="0.5937in" text:space-before="0in">
          <style:list-level-label-alignment fo:margin-left="0.5937in" fo:text-indent="-0.5937in" text:label-followed-by="listtab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 text:min-label-width="0.75in" text:space-before="0in">
          <style:list-level-label-alignment fo:margin-left="0.75in" fo:text-indent="-0.75in" text:label-followed-by="listtab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 text:min-label-width="0.75in" text:space-before="0in">
          <style:list-level-label-alignment fo:margin-left="0.75in" fo:text-indent="-0.75in" text:label-followed-by="listtab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 text:min-label-width="1in" text:space-before="0in">
          <style:list-level-label-alignment fo:margin-left="1in" fo:text-indent="-1in" text:label-followed-by="listtab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 text:min-label-width="1in" text:space-before="0in">
          <style:list-level-label-alignment fo:margin-left="1in" fo:text-indent="-1in" text:label-followed-by="listtab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 text:min-label-width="1.25in" text:space-before="0in">
          <style:list-level-label-alignment fo:margin-left="1.25in" fo:text-indent="-1.25in" text:label-followed-by="listtab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 text:min-label-width="1.25in" text:space-before="0in">
          <style:list-level-label-alignment fo:margin-left="1.25in" fo:text-indent="-1.25in" text:label-followed-by="listtab"/>
        </style:list-level-properties>
      </text:list-level-style-number>
    </text:list-style>
    <text:list-style style:name="LFO12">
      <text:list-level-style-number style:num-format="1" style:num-suffix="." text:level="1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3">
      <text:list-level-style-number style:num-format="1" style:num-suffix="." text:level="1" text:start-value="99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4">
      <text:list-level-style-number style:num-format="1" style:num-suffix="." text:level="1" text:start-value="5">
        <style:list-level-properties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number>
      <text:list-level-style-number style:num-format="a" style:num-letter-sync="true" style:num-suffix="." text:level="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</text:list-level-style-number>
      <text:list-level-style-number style:num-format="i" style:num-suffix="." text:level="3">
        <style:list-level-properties fo:text-align="end" text:list-level-position-and-space-mode="label-alignment" text:min-label-width="0.125in" text:space-before="1.375in">
          <style:list-level-label-alignment fo:margin-left="1.5in" fo:text-indent="-0.125in" text:label-followed-by="listtab"/>
        </style:list-level-properties>
      </text:list-level-style-number>
      <text:list-level-style-number style:num-format="1" style:num-suffix="." text:level="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</text:list-level-style-number>
      <text:list-level-style-number style:num-format="a" style:num-letter-sync="true" style:num-suffix="." text:level="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</text:list-level-style-number>
      <text:list-level-style-number style:num-format="i" style:num-suffix="." text:level="6">
        <style:list-level-properties fo:text-align="end" text:list-level-position-and-space-mode="label-alignment" text:min-label-width="0.125in" text:space-before="2.875in">
          <style:list-level-label-alignment fo:margin-left="3in" fo:text-indent="-0.125in" text:label-followed-by="listtab"/>
        </style:list-level-properties>
      </text:list-level-style-number>
      <text:list-level-style-number style:num-format="1" style:num-suffix="." text:level="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</text:list-level-style-number>
      <text:list-level-style-number style:num-format="a" style:num-letter-sync="true" style:num-suffix="." text:level="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</text:list-level-style-number>
      <text:list-level-style-number style:num-format="i" style:num-suffix="." text:level="9">
        <style:list-level-properties fo:text-align="end" text:list-level-position-and-space-mode="label-alignment" text:min-label-width="0.125in" text:space-before="4.375in">
          <style:list-level-label-alignment fo:margin-left="4.5in" fo:text-indent="-0.125in" text:label-followed-by="listtab"/>
        </style:list-level-properties>
      </text:list-level-style-number>
    </text:list-style>
    <text:list-style style:name="LFO15">
      <text:list-level-style-image text:level="1" xlink:actuate="onLoad" xlink:href="media/image1.gif" xlink:show="embed" xlink:type="simple">
        <style:list-level-properties fo:height="0.1388in" fo:width="0.1388in" style:vertical-pos="middle" style:vertical-rel="line" text:list-level-position-and-space-mode="label-alignment" text:min-label-width="0.25in" text:space-before="0.25in">
          <style:list-level-label-alignment fo:margin-left="0.5in" fo:text-indent="-0.25in" text:label-followed-by="listtab"/>
        </style:list-level-properties>
      </text:list-level-style-image>
      <text:list-level-style-bullet text:bullet-char="o" text:level="2" text:style-name="WW_CharLFO15LVL2">
        <style:list-level-properties text:list-level-position-and-space-mode="label-alignment" text:min-label-width="0.25in" text:space-before="0.75in">
          <style:list-level-label-alignment fo:margin-left="1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5LVL3">
        <style:list-level-properties text:list-level-position-and-space-mode="label-alignment" text:min-label-width="0.25in" text:space-before="1.25in">
          <style:list-level-label-alignment fo:margin-left="1.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5LVL4">
        <style:list-level-properties text:list-level-position-and-space-mode="label-alignment" text:min-label-width="0.25in" text:space-before="1.75in">
          <style:list-level-label-alignment fo:margin-left="2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5LVL5">
        <style:list-level-properties text:list-level-position-and-space-mode="label-alignment" text:min-label-width="0.25in" text:space-before="2.25in">
          <style:list-level-label-alignment fo:margin-left="2.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5LVL6">
        <style:list-level-properties text:list-level-position-and-space-mode="label-alignment" text:min-label-width="0.25in" text:space-before="2.75in">
          <style:list-level-label-alignment fo:margin-left="3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5LVL7">
        <style:list-level-properties text:list-level-position-and-space-mode="label-alignment" text:min-label-width="0.25in" text:space-before="3.25in">
          <style:list-level-label-alignment fo:margin-left="3.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5LVL8">
        <style:list-level-properties text:list-level-position-and-space-mode="label-alignment" text:min-label-width="0.25in" text:space-before="3.75in">
          <style:list-level-label-alignment fo:margin-left="4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5LVL9">
        <style:list-level-properties text:list-level-position-and-space-mode="label-alignment" text:min-label-width="0.25in" text:space-before="4.25in">
          <style:list-level-label-alignment fo:margin-left="4.5in" fo:text-indent="-0.25in" text:label-followed-by="listtab"/>
        </style:list-level-properties>
        <style:text-properties style:font-name="Wingdings"/>
      </text:list-level-style-bullet>
    </text:list-style>
    <text:list-style style:name="LFO16">
      <text:list-level-style-bullet text:bullet-char="" text:level="1" text:style-name="WW_CharLFO16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Wingdings"/>
      </text:list-level-style-bullet>
      <text:list-level-style-bullet text:bullet-char="o" text:level="2" text:style-name="WW_CharLFO16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6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6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6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6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6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6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6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text:list-style style:name="LFO17">
      <text:list-level-style-bullet text:bullet-char="" text:level="1" text:style-name="WW_CharLFO17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7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7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7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7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7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7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7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7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text:list-style style:name="LFO18">
      <text:list-level-style-bullet text:bullet-char="" text:level="1" text:style-name="WW_CharLFO18LVL1">
        <style:list-level-properties text:list-level-position-and-space-mode="label-alignment" text:min-label-width="0.25in" text:space-before="0in">
          <style:list-level-label-alignment fo:margin-left="0.25in" fo:text-indent="-0.25in" text:label-followed-by="listtab"/>
        </style:list-level-properties>
        <style:text-properties style:font-name="Symbol"/>
      </text:list-level-style-bullet>
      <text:list-level-style-bullet text:bullet-char="o" text:level="2" text:style-name="WW_CharLFO18LVL2">
        <style:list-level-properties text:list-level-position-and-space-mode="label-alignment" text:min-label-width="0.25in" text:space-before="0.5in">
          <style:list-level-label-alignment fo:margin-left="0.75in" fo:text-indent="-0.25in" text:label-followed-by="listtab"/>
        </style:list-level-properties>
        <style:text-properties style:font-name="Courier New"/>
      </text:list-level-style-bullet>
      <text:list-level-style-bullet text:bullet-char="" text:level="3" text:style-name="WW_CharLFO18LVL3">
        <style:list-level-properties text:list-level-position-and-space-mode="label-alignment" text:min-label-width="0.25in" text:space-before="1in">
          <style:list-level-label-alignment fo:margin-left="1.25in" fo:text-indent="-0.25in" text:label-followed-by="listtab"/>
        </style:list-level-properties>
        <style:text-properties style:font-name="Wingdings"/>
      </text:list-level-style-bullet>
      <text:list-level-style-bullet text:bullet-char="" text:level="4" text:style-name="WW_CharLFO18LVL4">
        <style:list-level-properties text:list-level-position-and-space-mode="label-alignment" text:min-label-width="0.25in" text:space-before="1.5in">
          <style:list-level-label-alignment fo:margin-left="1.75in" fo:text-indent="-0.25in" text:label-followed-by="listtab"/>
        </style:list-level-properties>
        <style:text-properties style:font-name="Symbol"/>
      </text:list-level-style-bullet>
      <text:list-level-style-bullet text:bullet-char="o" text:level="5" text:style-name="WW_CharLFO18LVL5">
        <style:list-level-properties text:list-level-position-and-space-mode="label-alignment" text:min-label-width="0.25in" text:space-before="2in">
          <style:list-level-label-alignment fo:margin-left="2.25in" fo:text-indent="-0.25in" text:label-followed-by="listtab"/>
        </style:list-level-properties>
        <style:text-properties style:font-name="Courier New"/>
      </text:list-level-style-bullet>
      <text:list-level-style-bullet text:bullet-char="" text:level="6" text:style-name="WW_CharLFO18LVL6">
        <style:list-level-properties text:list-level-position-and-space-mode="label-alignment" text:min-label-width="0.25in" text:space-before="2.5in">
          <style:list-level-label-alignment fo:margin-left="2.75in" fo:text-indent="-0.25in" text:label-followed-by="listtab"/>
        </style:list-level-properties>
        <style:text-properties style:font-name="Wingdings"/>
      </text:list-level-style-bullet>
      <text:list-level-style-bullet text:bullet-char="" text:level="7" text:style-name="WW_CharLFO18LVL7">
        <style:list-level-properties text:list-level-position-and-space-mode="label-alignment" text:min-label-width="0.25in" text:space-before="3in">
          <style:list-level-label-alignment fo:margin-left="3.25in" fo:text-indent="-0.25in" text:label-followed-by="listtab"/>
        </style:list-level-properties>
        <style:text-properties style:font-name="Symbol"/>
      </text:list-level-style-bullet>
      <text:list-level-style-bullet text:bullet-char="o" text:level="8" text:style-name="WW_CharLFO18LVL8">
        <style:list-level-properties text:list-level-position-and-space-mode="label-alignment" text:min-label-width="0.25in" text:space-before="3.5in">
          <style:list-level-label-alignment fo:margin-left="3.75in" fo:text-indent="-0.25in" text:label-followed-by="listtab"/>
        </style:list-level-properties>
        <style:text-properties style:font-name="Courier New"/>
      </text:list-level-style-bullet>
      <text:list-level-style-bullet text:bullet-char="" text:level="9" text:style-name="WW_CharLFO18LVL9">
        <style:list-level-properties text:list-level-position-and-space-mode="label-alignment" text:min-label-width="0.25in" text:space-before="4in">
          <style:list-level-label-alignment fo:margin-left="4.25in" fo:text-indent="-0.25in" text:label-followed-by="listtab"/>
        </style:list-level-properties>
        <style:text-properties style:font-name="Wingdings"/>
      </text:list-level-style-bullet>
    </text:list-style>
    <style:page-layout style:name="PL0">
      <style:page-layout-properties fo:margin-bottom="0.7875in" fo:margin-left="0.984in" fo:margin-right="0.984in" fo:margin-top="0.984in" fo:page-height="11.6944in" fo:page-width="8.263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dc:creator>Olaf Felka</dc:creator>
    <meta:creation-date>2013-03-07T10:58:00Z</meta:creation-date>
    <dc:date>2018-04-06T23:27:29</dc:date>
    <meta:template xlink:href="Normal.dotm" xlink:type="simple"/>
    <meta:editing-cycles>4</meta:editing-cycles>
    <meta:editing-duration>PT0.188S</meta:editing-duration>
    <meta:document-statistic meta:character-count="4439" meta:non-whitespace-character-count="3838" meta:page-count="3" meta:paragraph-count="8" meta:row-count="31" meta:word-count="609"/>
  </office:meta>
</office:document-meta>
</file>

<file path=debug/operationUpdates_1.txt>[{"name":"insertText","start":[0,10],"text":"Svante & "}]
</file>

<file path=debug/revision.txt>1
</file>